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size="9.10000038146973pt" fo:font-weight="normal" officeooo:rsid="0015e227" officeooo:paragraph-rsid="0059988c" style:font-size-asian="9.10000038146973pt" style:font-weight-asian="normal" style:font-size-complex="9.1000003814697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9.10000038146973pt" fo:font-weight="normal" officeooo:rsid="0015e227" officeooo:paragraph-rsid="0059988c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9.10000038146973pt" fo:font-weight="normal" officeooo:rsid="0015e227" officeooo:paragraph-rsid="00d11bb2" style:font-size-asian="9.10000038146973pt" style:font-weight-asian="normal" style:font-size-complex="9.10000038146973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  <style:style style:name="T2" style:family="text">
      <style:text-properties officeooo:rsid="00d11b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沒落的茶文化</text:h>
      <text:p text:style-name="P2"/>
      <text:p text:style-name="P2"><text:span text:style-name="T1">假如你真已沒落</text:span><text:line-break/><text:span text:style-name="T1">這世上是否還有一塊心安之境</text:span><text:line-break/><text:span text:style-name="T1">爲你種上一顆茶樹</text:span><text:line-break/><text:span text:style-name="T1">待來年長成一片茶園</text:span><text:line-break/><text:span text:style-name="T1">依旁建一座茶樓</text:span><text:line-break/><text:span text:style-name="T1">叫茶花樓</text:span><text:line-break/><text:span text:style-name="T1">這裡只有你和我</text:span><text:line-break/><text:span text:style-name="T1">還有過往的</text:span><text:line-break/><text:span text:style-name="T1">不知名的孤魂與野鬼</text:span></text:p>
      <text:p text:style-name="P2"><text:span text:style-name="T1"/></text:p>
      <text:p text:style-name="P2">我們歷史課本上講的鴉片戰爭，那是英國人喝茶喝出來的，因爲銀兩太貴，而有限，所以英國人用他們在印度殖民地的鴉片來換，所以才有了虎門銷煙，才有了後來的戰爭。</text:p>
      <text:p text:style-name="P2">而今呢，反正深圳是滿大街的洗腳水，茶樓很沒落，晚上喝洗腳水的多，喝茶的地方很難找！茶是越來越沒人喝，取而代之的是咖啡，然後又慢慢地有了咖啡文化，不管是懂還是不懂咖啡的，都把喝咖啡尊爲高大上的東西，就像有些人總是把英語看成是比漢語好的語言一樣，能說一口英語，那得意的樣子，像是下了一個金蛋的母雞，感覺像是一個人上人了！</text:p>
      <text:p text:style-name="P2">自卑的中國人，自崖山之後，就不再像中國人了吧，文化上不自信！祖上留下很多好東西，卻不懂得欣賞和珍惜！</text:p>
      <text:p text:style-name="P2">我喜歡喝咖啡，但回到老家，我更喜歡喝茶。聚在一塊，就喜歡和親戚朋友一起喝點小茶，好的茶葉是淡淡的清香味，當然，也常常買到又貴又難喝的假茶，可以說這茶文化的沒落，也有造假人的一份功勞！反正我是不會在大城市高大上的地方去做冤大頭買假茶葉，更不用說在街頭巷尾的茶葉店了，就像我不在高大上的大城市買雞鴨一樣，我向來不買茶葉，都是回縣城時去各個親戚家收刮，因爲他們知道去哪裡買又實惠又好的茶葉！</text:p>
      <text:p text:style-name="P2">看吧，這世界文明的地溝油大國，不用鴉片戰爭都能把茶文化給喝沒了！</text:p>
      <text:p text:style-name="P4">說到喝茶，想起小時候那些過年的茶料甜點，那會茶葉很多都是買自己村裡人炒的，老爸喜歡喝那種濃濃的茶，但也好過如今市面上各種用香精炒的千元一斤的茶葉，配着各種茶聊，過年時候，親戚鄰居來了，就一遍喝茶，一遍品嚐那些茶料甜點。其實，這些都可以推廣，做出很大的市場。一個茶樓，普普通通，一杯茶，配幾碟這樣的茶料甜點，一壺茶，可以做活很多茶料甜點的市場，如果咖啡的味道之和蛋糕的味道更配，那茶和花生等很多茶料都能配，一邊喝着咖啡，一邊吃着花生，那味道怪怪的，但喝茶，和各種甜點小吃和各種小餅都很搭配，即使一杯花茶和蜂蜜也是不錯，只是國內蜂蜜造假太嚴重，沒人敢在超市買，更別說是散裝賣的了。</text:p>
      <text:p text:style-name="P4">這到底還是地溝油文的明古國自己滅了自己的文化！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06T02:18:57.333632588</dc:date>
    <meta:editing-duration>PT19H17M57S</meta:editing-duration>
    <meta:editing-cycles>182</meta:editing-cycles>
    <meta:document-statistic meta:table-count="0" meta:image-count="0" meta:object-count="0" meta:page-count="1" meta:paragraph-count="9" meta:word-count="894" meta:character-count="902" meta:non-whitespace-character-count="894"/>
  </office:meta>
</office:document-meta>
</file>